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A000000FAD6A1522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variable-decls>
        <text:variable-decl office:value-type="float" text:name="a"/>
        <text:variable-decl office:value-type="float" text:name="b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5.292cm" draw:z-index="0"><draw:text-box fo:min-height="5.292cm"><text:p text:style-name="Illustration"><draw:frame draw:style-name="fr2" draw:name="Grafik1" text:anchor-type="paragraph" svg:x="0.004cm" svg:y="0.002cm" svg:width="5.292cm" style:rel-width="100%" svg:height="5.292cm" style:rel-height="scale" draw:z-index="1"><draw:image xlink:href="Pictures/10000000000000FA000000FAD6A15225.jpg" xlink:type="simple" xlink:show="embed" xlink:actuate="onLoad"/></draw:frame>Abbildung <text:sequence text:ref-name="refIllustration0" text:name="Illustration" text:formula="ooow:Illustration+1" style:num-format="1">1</text:sequence>: Image cap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21:10.37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1" meta:paragraph-count="1" meta:word-count="4" meta:character-count="26"/>
  </office:meta>
</office:document-meta>
</file>